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E000035F3000048A83FBC9935.wmf" manifest:media-type=""/>
  <manifest:file-entry manifest:full-path="Pictures/2000000E0000AF7E0000830D429A3C7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fr" style:country-asian="FR"/>
    </style:style>
    <style:style style:name="P2" style:family="paragraph" style:parent-style-name="Standard">
      <style:paragraph-properties fo:margin-left="0.199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.199cm" fo:margin-right="0cm" fo:text-align="center" style:justify-single-word="false" fo:text-indent="0cm" style:auto-text-indent="false"/>
      <style:text-properties fo:color="#000000" fo:font-size="8pt" style:font-size-asian="8pt"/>
    </style:style>
    <style:style style:name="P4" style:family="paragraph" style:parent-style-name="Standard">
      <style:paragraph-properties fo:margin-left="0.199cm" fo:margin-right="0cm" fo:text-align="center" style:justify-single-word="false" fo:text-indent="0cm" style:auto-text-indent="false"/>
      <style:text-properties fo:color="#000000" fo:font-size="14pt" fo:font-weight="bold" style:font-size-asian="14pt" style:font-weight-asian="bold"/>
    </style:style>
    <style:style style:name="P5" style:family="paragraph" style:parent-style-name="Standard">
      <style:paragraph-properties fo:margin-left="0.199cm" fo:margin-right="0cm" fo:text-indent="0cm" style:auto-text-indent="false">
        <style:tab-stops>
          <style:tab-stop style:position="6.001cm" style:leader-style="dotted" style:leader-text="."/>
          <style:tab-stop style:position="7.001cm"/>
        </style:tab-stops>
      </style:paragraph-properties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left="0.199cm" fo:margin-right="0cm" fo:margin-top="0.212cm" fo:margin-bottom="0cm" style:contextual-spacing="false" fo:text-align="center" style:justify-single-word="false" fo:text-indent="0cm" style:auto-text-indent="false"/>
      <style:text-properties fo:color="#000000" fo:font-size="16pt" fo:font-weight="bold" style:font-size-asian="16pt" style:font-weight-asian="bold"/>
    </style:style>
    <style:style style:name="P7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5.503cm"/>
          <style:tab-stop style:position="8.943cm"/>
          <style:tab-stop style:position="14.997cm"/>
        </style:tab-stops>
      </style:paragraph-properties>
    </style:style>
    <style:style style:name="P8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3.715cm"/>
          <style:tab-stop style:position="6.054cm"/>
        </style:tab-stops>
      </style:paragraph-properties>
    </style:style>
    <style:style style:name="P9" style:family="paragraph" style:parent-style-name="Standard">
      <style:paragraph-properties fo:margin-left="0.199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4.953cm"/>
          <style:tab-stop style:position="9.493cm"/>
          <style:tab-stop style:position="13.346cm"/>
        </style:tab-stops>
      </style:paragraph-properties>
    </style:style>
    <style:style style:name="P10" style:family="paragraph" style:parent-style-name="Standard">
      <style:paragraph-properties fo:margin-left="0.199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6.604cm"/>
          <style:tab-stop style:position="11.832cm"/>
          <style:tab-stop style:position="15.685cm"/>
        </style:tab-stops>
      </style:paragraph-properties>
    </style:style>
    <style:style style:name="P11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6.001cm" style:leader-style="dotted" style:leader-text="."/>
          <style:tab-stop style:position="7.001cm"/>
        </style:tab-stops>
      </style:paragraph-properties>
    </style:style>
    <style:style style:name="P12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9.502cm"/>
          <style:tab-stop style:position="13.753cm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5.001cm" style:leader-style="dotted" style:leader-text="."/>
          <style:tab-stop style:position="10.001cm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2.501cm"/>
          <style:tab-stop style:position="6.251cm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.199cm" fo:margin-right="0cm" fo:margin-top="0.212cm" fo:margin-bottom="0cm" style:contextual-spacing="false" fo:text-indent="0cm" style:auto-text-indent="false">
        <style:tab-stops>
          <style:tab-stop style:position="5.001cm" style:leader-style="dotted" style:leader-text="."/>
          <style:tab-stop style:position="10.001cm" style:leader-style="dotted" style:leader-text=".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margin-left="0.199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3cm"/>
          <style:tab-stop style:position="6.001cm"/>
          <style:tab-stop style:position="8.752cm"/>
        </style:tab-stops>
      </style:paragraph-properties>
      <style:text-properties fo:font-size="8pt" style:font-size-asian="8pt"/>
    </style:style>
    <style:style style:name="P17" style:family="paragraph" style:parent-style-name="Standard">
      <style:paragraph-properties fo:margin-left="0.199cm" fo:margin-right="0cm" fo:margin-top="0.141cm" fo:margin-bottom="0cm" style:contextual-spacing="false" fo:text-indent="0cm" style:auto-text-indent="false">
        <style:tab-stops>
          <style:tab-stop style:position="8.001cm" style:leader-style="dotted" style:leader-text="."/>
          <style:tab-stop style:position="14.002cm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.199cm" fo:margin-right="0cm" fo:margin-top="0.141cm" fo:margin-bottom="0cm" style:contextual-spacing="false" fo:text-indent="0cm" style:auto-text-indent="false">
        <style:tab-stops>
          <style:tab-stop style:position="8.001cm" style:leader-style="dotted" style:leader-text="."/>
          <style:tab-stop style:position="14.002cm" style:leader-style="dotted" style:leader-text=".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left="0.199cm" fo:margin-right="0cm" fo:margin-top="0.423cm" fo:margin-bottom="0cm" style:contextual-spacing="false" fo:text-indent="0cm" style:auto-text-indent="false">
        <style:tab-stops>
          <style:tab-stop style:position="6.001cm" style:leader-style="dotted" style:leader-text="."/>
          <style:tab-stop style:position="7.001cm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.199cm" fo:margin-right="0cm" fo:margin-top="0.423cm" fo:margin-bottom="0cm" style:contextual-spacing="false" fo:text-indent="0cm" style:auto-text-indent="false"/>
      <style:text-properties fo:font-size="12pt" fo:language="fr" fo:country="FR" style:font-size-asian="12pt" style:language-asian="fr" style:country-asian="FR"/>
    </style:style>
    <style:style style:name="P21" style:family="paragraph" style:parent-style-name="Standard" style:master-page-name="Standard">
      <style:paragraph-properties fo:margin-left="0.199cm" fo:margin-right="0cm" fo:text-align="center" style:justify-single-word="false" fo:text-indent="0cm" style:auto-text-indent="false" style:page-number="auto"/>
    </style:style>
    <style:style style:name="P22" style:family="paragraph" style:parent-style-name="Standard">
      <style:paragraph-properties fo:margin-left="0cm" fo:margin-right="-0.436cm" fo:margin-top="0.212cm" fo:margin-bottom="0cm" style:contextual-spacing="false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23" style:family="paragraph" style:parent-style-name="Standard">
      <style:paragraph-properties fo:margin-left="0cm" fo:margin-right="-0.439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24" style:family="paragraph" style:parent-style-name="Standard">
      <style:paragraph-properties fo:margin-left="5.133cm" fo:margin-right="0cm" fo:margin-top="0.141cm" fo:margin-bottom="0cm" style:contextual-spacing="false" fo:text-indent="0cm" style:auto-text-indent="false">
        <style:tab-stops>
          <style:tab-stop style:position="5.106cm" style:leader-style="dotted" style:leader-text="."/>
          <style:tab-stop style:position="14.002cm" style:leader-style="dotted" style:leader-text=".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5.091cm" fo:margin-right="0cm" fo:margin-top="0.423cm" fo:margin-bottom="0cm" style:contextual-spacing="false" fo:text-align="justify" style:justify-single-word="false" fo:text-indent="0cm" style:auto-text-indent="false">
        <style:tab-stops>
          <style:tab-stop style:position="17.473cm" style:type="right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left="0.199cm" fo:margin-right="0.25cm" fo:text-indent="0cm" style:auto-text-indent="false"/>
    </style:style>
    <style:style style:name="P27" style:family="paragraph" style:parent-style-name="Standard">
      <style:paragraph-properties fo:margin-left="0.199cm" fo:margin-right="0.25cm" fo:margin-top="0.423cm" fo:margin-bottom="0cm" style:contextual-spacing="false" fo:text-indent="0cm" style:auto-text-indent="false"/>
    </style:style>
    <style:style style:name="P28" style:family="paragraph" style:parent-style-name="Standard">
      <style:paragraph-properties fo:margin-left="0.199cm" fo:margin-right="0.25cm" fo:margin-top="0.423cm" fo:margin-bottom="0cm" style:contextual-spacing="false" fo:text-indent="0cm" style:auto-text-indent="false"/>
      <style:text-properties style:font-name="Arial" fo:font-size="12pt" fo:font-weight="bold" style:font-size-asian="12pt" style:font-weight-asian="bold" style:font-name-complex="Arial" style:font-weight-complex="bold"/>
    </style:style>
    <style:style style:name="P29" style:family="paragraph" style:parent-style-name="Heading_20_2">
      <style:paragraph-properties fo:margin-left="0.199cm" fo:margin-right="0cm" fo:margin-top="0.141cm" fo:margin-bottom="0cm" style:contextual-spacing="false" fo:text-indent="0cm" style:auto-text-indent="false"/>
    </style:style>
    <style:style style:name="P30" style:family="paragraph">
      <style:paragraph-properties style:writing-mode="lr-tb"/>
    </style:style>
    <style:style style:name="P31" style:family="paragraph">
      <style:paragraph-properties fo:text-align="center" style:writing-mode="lr-tb"/>
    </style:style>
    <style:style style:name="T1" style:family="text">
      <style:text-properties fo:color="#000000" fo:font-size="16pt" fo:font-weight="bold" style:font-size-asian="16pt" style:font-weight-asian="bold"/>
    </style:style>
    <style:style style:name="T2" style:family="text">
      <style:text-properties fo:color="#000000" style:font-name="Wingdings" style:font-name-asian="Wingdings" style:font-name-complex="Wingdings"/>
    </style:style>
    <style:style style:name="T3" style:family="text">
      <style:text-properties fo:color="#000000" fo:font-size="8pt" style:font-size-asian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Wingdings" fo:font-size="12pt" style:font-name-asian="Wingdings" style:font-size-asian="12pt" style:font-name-complex="Wingdings"/>
    </style:style>
    <style:style style:name="T6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size="8pt" style:font-size-asian="8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weight-complex="normal"/>
    </style:style>
    <style:style style:name="T14" style:family="text">
      <style:text-properties fo:font-size="12pt" fo:font-weight="normal" style:font-size-asian="12pt" style:font-weight-asian="normal" style:font-size-complex="14pt" style:font-weight-complex="normal"/>
    </style:style>
    <style:style style:name="T15" style:family="text">
      <style:text-properties style:font-name="Arial" fo:font-size="12pt" style:font-size-asian="12pt" style:font-name-complex="Arial"/>
    </style:style>
    <style:style style:name="T16" style:family="text">
      <style:text-properties style:font-name="Arial" fo:font-size="12pt" style:font-size-asian="12pt" style:font-name-complex="Arial" style:font-size-complex="12pt"/>
    </style:style>
    <style:style style:name="T17" style:family="text">
      <style:text-properties style:font-name="Arial" fo:font-size="12pt" style:font-name-asian="Arial" style:font-size-asian="12pt" style:font-name-complex="Arial"/>
    </style:style>
    <style:style style:name="T18" style:family="text">
      <style:text-properties style:font-name="Arial" fo:font-size="12pt" style:font-name-asian="Arial" style:font-size-asian="12pt" style:font-name-complex="Arial" style:font-size-complex="12pt"/>
    </style:style>
    <style:style style:name="T19" style:family="text">
      <style:text-properties style:font-name="Arial" fo:font-size="12pt" fo:font-weight="bold" style:font-size-asian="12pt" style:font-weight-asian="bold" style:font-name-complex="Arial" style:font-weight-complex="bold"/>
    </style:style>
    <style:style style:name="T20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21" style:family="text">
      <style:text-properties style:font-name="Arial" fo:font-size="8pt" style:font-size-asian="8pt" style:font-name-complex="Arial" style:font-size-complex="8pt"/>
    </style:style>
    <style:style style:name="T22" style:family="text">
      <style:text-properties style:font-name="Arial" fo:font-size="8pt" style:font-name-asian="Arial" style:font-size-asian="8pt" style:font-name-complex="Arial" style:font-size-complex="8pt"/>
    </style:style>
    <style:style style:name="T23" style:family="text">
      <style:text-properties style:font-name="Arial" style:font-name-complex="Arial"/>
    </style:style>
    <style:style style:name="T24" style:family="text">
      <style:text-properties style:font-name="Arial" style:font-name-asian="Arial" style:font-name-complex="Arial"/>
    </style:style>
    <style:style style:name="T25" style:family="text">
      <style:text-properties style:text-position="sub 58%"/>
    </style:style>
    <style:style style:name="T26" style:family="text">
      <style:text-properties style:text-position="sub 58%" fo:font-size="12pt" style:font-size-asian="12pt"/>
    </style:style>
    <style:style style:name="T27" style:family="text">
      <style:text-properties style:text-position="sub 58%" fo:font-size="12pt" style:font-size-asian="12pt" style:font-size-complex="12pt"/>
    </style:style>
    <style:style style:name="T28" style:family="text">
      <style:text-properties style:text-position="sub 58%" fo:font-size="12pt" fo:font-weight="normal" style:font-size-asian="12pt" style:font-weight-asian="normal" style:font-size-complex="14pt" style:font-weight-complex="normal"/>
    </style:style>
    <style:style style:name="T29" style:family="text">
      <style:text-properties style:text-position="sub 58%" fo:font-size="12pt" fo:font-weight="bold" style:font-size-asian="12pt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36cm" fo:padding-right="0.36cm" fo:padding-top="0.233cm" fo:padding-bottom="0.233cm" fo:border="0.06pt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images1" text:anchor-type="char" svg:x="14.915cm" svg:y="-0.081cm" svg:width="3.182cm" svg:height="2.632cm" draw:z-index="6"><draw:image xlink:href="Pictures/2000000E0000AF7E0000830D429A3C76.wmf" xlink:type="simple" xlink:show="embed" xlink:actuate="onLoad"/></draw:frame><draw:frame draw:style-name="fr2" draw:name="images2" text:anchor-type="char" svg:x="0.194cm" svg:y="-0.081cm" svg:width="2.492cm" svg:height="2.745cm" draw:z-index="7"><draw:image xlink:href="Pictures/2000000E000035F3000048A83FBC9935.wmf" xlink:type="simple" xlink:show="embed" xlink:actuate="onLoad"/></draw:frame><text:span text:style-name="T1">STRASBOURG UNIVERSITE CLUB</text:span></text:p>
      <text:p text:style-name="P3">Centre Sportif Universitaire</text:p>
      <text:p text:style-name="P3">01 allée Konrad Rœntgen</text:p>
      <text:p text:style-name="P3">67000 STRASBOURG</text:p>
      <text:p text:style-name="P2"><text:span text:style-name="T2"></text:span><text:span text:style-name="T3"> : 03.88.61.61.36 – émail : </text:span><text:a xlink:type="simple" xlink:href="mailto:suc1@orange.fr"><text:span text:style-name="Internet_20_link"><text:span text:style-name="T8">suc1@orange.fr</text:span></text:span></text:a><text:span text:style-name="T3"> – site web : </text:span><text:a xlink:type="simple" xlink:href="http://www.sucstrasbourg.com/"><text:span text:style-name="Internet_20_link"><text:span text:style-name="T8">www.sucstrasbourg.fr</text:span></text:span></text:a></text:p>
      <text:p text:style-name="P6">FICHE INDIVIDUELLE D'ADHÉSION.</text:p>
      <text:p text:style-name="P4">Saison 2014 - 2015</text:p>
      <text:p text:style-name="P17"><text:span text:style-name="T11">SECTION</text:span><text:span text:style-name="T9"> : <text:tab/> <text:s/>Affiliation </text:span><text:span text:style-name="T5"></text:span><text:span text:style-name="T9"> <text:tab/> </text:span><text:span text:style-name="T11">Réaffiliation</text:span><text:span text:style-name="T9"> </text:span><text:span text:style-name="T5"></text:span></text:p>
      <text:p text:style-name="P17"><text:span text:style-name="T11">NOM</text:span><text:span text:style-name="T9"> : <text:tab/> <text:s/></text:span><text:span text:style-name="T11">Prénom</text:span><text:span text:style-name="T9"> : <text:tab/></text:span></text:p>
      <text:p text:style-name="P17"><text:span text:style-name="T11">Né(e) le</text:span><text:span text:style-name="T9"> : <text:tab/> </text:span><text:span text:style-name="T11"><text:s/>à : </text:span><text:span text:style-name="T13"><text:tab/></text:span></text:p>
      <text:p text:style-name="P17"><text:span text:style-name="T11">Nationalité </text:span><text:span text:style-name="T9">: <text:tab/> <text:s/></text:span><text:span text:style-name="T11">Sexe</text:span><text:span text:style-name="T9"> : </text:span><text:span text:style-name="T15">M</text:span><text:span text:style-name="T17"> </text:span><text:span text:style-name="T5"></text:span><text:span text:style-name="T9"> <text:s text:c="2"/>/ <text:s text:c="2"/></text:span><text:span text:style-name="T15">F</text:span><text:span text:style-name="T17"> </text:span><text:span text:style-name="T5"></text:span><text:span text:style-name="T9"><text:tab/></text:span></text:p>
      <text:p text:style-name="P17"><text:span text:style-name="T11">Adresse</text:span><text:span text:style-name="T9"> : <text:tab/><text:tab/><text:tab/></text:span></text:p>
      <text:p text:style-name="P17"><text:span text:style-name="T11">Code postal</text:span><text:span text:style-name="T9"> :<text:tab/> <text:s/></text:span><text:span text:style-name="T11">Ville</text:span><text:span text:style-name="T9"> : <text:tab/></text:span></text:p>
      <text:p text:style-name="P17"><text:span text:style-name="T7"></text:span> : <text:span text:style-name="T25">…………</text:span> / <text:span text:style-name="T25">…………</text:span> /<text:span text:style-name="T25">…………</text:span> /<text:span text:style-name="T25">…………</text:span> /<text:span text:style-name="T25">…………</text:span> <text:s/>et (ou) <text:span text:style-name="T30"> :</text:span><text:span text:style-name="T31"> </text:span><text:span text:style-name="T14"><text:tab/></text:span><text:span text:style-name="T28">…………</text:span><text:span text:style-name="T14"> / </text:span><text:span text:style-name="T28">…………</text:span><text:span text:style-name="T14"> /</text:span><text:span text:style-name="T28">…………</text:span><text:span text:style-name="T14"> /</text:span><text:span text:style-name="T28">…………</text:span><text:span text:style-name="T14"> /</text:span><text:span text:style-name="T28">…………</text:span><text:span text:style-name="T14"> <text:s/></text:span></text:p>
      <text:h text:style-name="P29" text:outline-level="2"><text:span text:style-name="T4">Courriel</text:span> : </text:h>
      <text:p text:style-name="P7"><draw:line text:anchor-type="char" draw:z-index="5" draw:style-name="gr2" draw:text-style-name="P31" svg:x1="-0.138cm" svg:y1="0.069cm" svg:x2="18.436cm" svg:y2="0.069cm"><text:p/></draw:line><text:span text:style-name="T11">Statut</text:span><text:span text:style-name="T9"> : Scolaire </text:span><text:span text:style-name="T5"></text:span><text:span text:style-name="T9"><text:tab/>Etudiant </text:span><text:span text:style-name="T5"></text:span><text:span text:style-name="T9"><text:tab/>Personnel Universitaire </text:span><text:span text:style-name="T5"></text:span><text:span text:style-name="T9"> <text:tab/>Autres </text:span><text:span text:style-name="T5"></text:span></text:p>
      <text:p text:style-name="P8"><text:span text:style-name="T11">Dirigeant</text:span><text:span text:style-name="T9"> : Oui </text:span><text:span text:style-name="T5"></text:span><text:span text:style-name="T9"><text:tab/>Non </text:span><text:span text:style-name="T5"></text:span><text:span text:style-name="T9"><text:tab/></text:span><text:span text:style-name="T11">Type de brevet (BE, Brevet Fédéral, etc.) </text:span><text:span text:style-name="T29">…………..……………..…..……….</text:span><text:span text:style-name="T11"> </text:span><text:span text:style-name="T9">:</text:span></text:p>
      <text:p text:style-name="P9"><text:span text:style-name="T12">Licencié(e) </text:span><text:span text:style-name="T21">(si</text:span><text:span text:style-name="T22"> </text:span><text:span text:style-name="T21">Fédération)</text:span><text:span text:style-name="T18"> </text:span><text:span text:style-name="T6"></text:span><text:span text:style-name="T16"><text:tab/></text:span><text:span text:style-name="T12">… en Compétition</text:span><text:span text:style-name="T18"> </text:span><text:span text:style-name="T6"></text:span><text:span text:style-name="T12"><text:tab/>... en Loisirs</text:span><text:span text:style-name="T18"> </text:span><text:span text:style-name="T6"></text:span><text:span text:style-name="T16"><text:tab/></text:span><text:span text:style-name="T12">Non Licencié(e)</text:span><text:span text:style-name="T18"> </text:span><text:span text:style-name="T6"></text:span></text:p>
      <text:p text:style-name="P10"><text:span text:style-name="T12">N° de licence </text:span><text:span text:style-name="T18">………………………………………</text:span><text:span text:style-name="T16">.</text:span><text:span text:style-name="T18"> </text:span><text:span text:style-name="T23">(</text:span><text:span text:style-name="T7"></text:span><text:span text:style-name="T23">Facultatif)</text:span></text:p>
      <text:p text:style-name="P22"><draw:line text:anchor-type="char" draw:z-index="4" draw:style-name="gr2" draw:text-style-name="P31" svg:x1="-0.138cm" svg:y1="0.03cm" svg:x2="18.298cm" svg:y2="0.03cm"><text:p/></draw:line><draw:line text:anchor-type="char" draw:z-index="8" draw:style-name="gr3" draw:text-style-name="P31" svg:x1="-0.413cm" svg:y1="0.127cm" svg:x2="-0.413cm" svg:y2="1.997cm"><text:p/></draw:line>Je reconnais avoir payé ma cotisation et avoir pris connaissance des Statuts et Règlements du SUC et y adhérer.</text:p>
      <text:p text:style-name="P23">Je déclare en outre avoir eu connaissance de l'article 38 de la loi du 16 juillet 1984 relatif à l'organisation des activités sportives et prescrivant aux adhérents de souscrire un contrat d'assurance de personne ayant pour objet de proposer des garanties forfaitaires en cas de dommages corporels.</text:p>
      <text:p text:style-name="P24">Fait à <text:tab/></text:p>
      <text:p text:style-name="P25">Signature : ________________________________</text:p>
      <text:p text:style-name="P20"><draw:frame draw:style-name="fr1" draw:name="Cadre1" text:anchor-type="char" svg:x="-0.476cm" svg:y="0.049cm" svg:width="18.556cm" svg:height="2.738cm" draw:z-index="0"><draw:text-box><text:p text:style-name="P18">Personne à prévenir en cas d'urgence : <text:tab/><text:tab/></text:p><text:p text:style-name="P18">Adresse : <text:tab/><text:tab/></text:p><text:p text:style-name="P11"><text:span text:style-name="T6"></text:span><text:span text:style-name="T10">: </text:span><text:span text:style-name="T27">…………</text:span><text:span text:style-name="T10"> / </text:span><text:span text:style-name="T27">…………</text:span><text:span text:style-name="T10"> /</text:span><text:span text:style-name="T27">…………</text:span><text:span text:style-name="T10"> /</text:span><text:span text:style-name="T27">…………</text:span><text:span text:style-name="T10"> /</text:span><text:span text:style-name="T27">…………</text:span><text:span text:style-name="T10"> <text:s/></text:span></text:p></draw:text-box></draw:frame></text:p>
      <text:p text:style-name="P19"/>
      <text:p text:style-name="P19"/>
      <text:p text:style-name="P1"><draw:frame draw:style-name="fr1" draw:name="Cadre2" text:anchor-type="char" svg:x="0.349cm" svg:y="0.125cm" svg:width="17.043cm" svg:height="4.53cm" draw:z-index="1"><draw:text-box><text:p text:style-name="P5">Autorisation des parents pour les mineurs :</text:p><text:p text:style-name="P12"><text:span text:style-name="T9">Fait à </text:span><text:span text:style-name="T26">…………………………………………………………..….. </text:span><text:span text:style-name="T9">. le </text:span><text:span text:style-name="T26">………… </text:span><text:span text:style-name="T9">/</text:span><text:span text:style-name="T26"> …………… </text:span><text:span text:style-name="T9">/</text:span><text:span text:style-name="T26"> ……………….</text:span><text:span text:style-name="T9"> .</text:span></text:p><text:p text:style-name="P13"><text:span text:style-name="T9">NOM : </text:span><text:span text:style-name="T26">……………………………….……………………………………..</text:span><text:span text:style-name="T9"> . Prénom : </text:span><text:span text:style-name="T26">…………………………………………..</text:span><text:span text:style-name="T9"> .</text:span></text:p><text:p text:style-name="P14"><text:span text:style-name="T9">Père </text:span><text:span text:style-name="T5"></text:span><text:span text:style-name="T9"> <text:s text:c="11"/>Mère </text:span><text:span text:style-name="T5"></text:span><text:span text:style-name="T9"> <text:s text:c="9"/>Tuteur </text:span><text:span text:style-name="T5"></text:span></text:p><text:p text:style-name="P15">Signature :</text:p><text:p text:style-name="P16">Les personnes ne désirant pas que leurs coordonnées soient communiquées à des entreprises diverses doivent en informer par écrit le S.U.C. (conformément à la loi Informatique et Liberté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/>
      <text:p text:style-name="P28"/>
      <text:p text:style-name="P28"/>
      <text:p text:style-name="P27"><draw:custom-shape text:anchor-type="char" draw:z-index="2" draw:style-name="gr1" draw:text-style-name="P30" svg:width="1.906cm" svg:height="0.636cm" svg:x="6.944cm" svg:y="5.101cm"><text:p/><draw:enhanced-geometry svg:viewBox="0 0 21600 21600" draw:type="rectangle" draw:enhanced-path="M 0 0 L 21600 0 21600 21600 0 21600 0 0 Z N"/></draw:custom-shape><draw:custom-shape text:anchor-type="char" draw:z-index="3" draw:style-name="gr1" draw:text-style-name="P30" svg:width="3.313cm" svg:height="0.936cm" svg:x="15.124cm" svg:y="0.252cm"><text:p/><draw:enhanced-geometry svg:viewBox="0 0 21600 21600" draw:type="rectangle" draw:enhanced-path="M 0 0 L 21600 0 21600 21600 0 21600 0 0 Z N"/></draw:custom-shape><text:span text:style-name="T19">Numéro</text:span><text:span text:style-name="T20"> </text:span><text:span text:style-name="T19">d'enregistrement</text:span><text:span text:style-name="T20"> </text:span><text:span text:style-name="T19">de</text:span><text:span text:style-name="T20"> </text:span><text:span text:style-name="T19">la</text:span><text:span text:style-name="T20"> </text:span><text:span text:style-name="T19">section</text:span><text:span text:style-name="T20"> </text:span><text:span text:style-name="T19">____________________________</text:span><text:span text:style-name="T20"> </text:span></text:p>
      <text:p text:style-name="P26"><text:span text:style-name="T23">(A</text:span><text:span text:style-name="T24"> </text:span><text:span text:style-name="T23">remplir</text:span><text:span text:style-name="T24"> </text:span><text:span text:style-name="T23">par</text:span><text:span text:style-name="T24"> </text:span><text:span text:style-name="T23">le</text:span><text:span text:style-name="T24"> </text:span><text:span text:style-name="T23">Secrétariat</text:span><text:span text:style-name="T24"> </text:span><text:span text:style-name="T23">Général</text:span><text:span text:style-name="T24"> </text:span><text:span text:style-name="T23">pour</text:span><text:span text:style-name="T24"> </text:span><text:span text:style-name="T23">l'édition</text:span><text:span text:style-name="T24"> </text:span><text:span text:style-name="T23">des</text:span><text:span text:style-name="T24"> </text:span><text:span text:style-name="T23">cartes</text:span><text:span text:style-name="T24"> </text:span><text:span text:style-name="T23">de</text:span><text:span text:style-name="T24"> </text:span><text:span text:style-name="T23">membr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cm" style:contextual-spacing="false" fo:keep-with-next="always">
        <style:tab-stops>
          <style:tab-stop style:position="6.001cm" style:leader-style="dotted" style:leader-text="."/>
          <style:tab-stop style:position="14.002cm" style:leader-style="dotted" style:leader-text="."/>
        </style:tab-stops>
      </style:paragraph-properties>
      <style:text-properties fo:font-size="12pt"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/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7cm" fo:margin-bottom="1.501cm" fo:margin-left="1.501cm" fo:margin-right="1.501cm" fo:background-color="#ffffff" style:writing-mode="lr-tb" style:layout-grid-color="#c0c0c0" style:layout-grid-lines="71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RASBOURG UNIVERSITE CLUB</dc:title>
    <meta:initial-creator>TOMASI</meta:initial-creator>
    <meta:creation-date>2013-08-20T09:00:00</meta:creation-date>
    <dc:creator>Foulonneau</dc:creator>
    <dc:date>2013-08-20T09:00:00</dc:date>
    <meta:print-date>2008-07-29T20:59:00</meta:print-date>
    <meta:editing-cycles>2</meta:editing-cycles>
    <meta:editing-duration>PT1M</meta:editing-duration>
    <meta:document-statistic meta:table-count="0" meta:image-count="2" meta:object-count="0" meta:page-count="1" meta:paragraph-count="34" meta:word-count="296" meta:character-count="1851" meta:non-whitespace-character-count="1522"/>
    <meta:generator>LibreOffice/4.1.3.2$Linux_X86_64 LibreOffice_project/410m0$Build-2</meta:generator>
  </office:meta>
</office:document-meta>
</file>